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solid" draw:stroke-dash="Ultrafine_20_Dashed"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gr3" style:family="graphic" style:parent-style-name="objectwithoutfill">
      <style:graphic-properties draw:stroke="dash" draw:stroke-dash="Ultrafine_20_Dashed" svg:stroke-width="0.051cm" draw:marker-start-width="0.279cm" draw:marker-end="Arrow" draw:marker-end-width="0.229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.508cm"/>
    </style:style>
    <style:style style:name="gr6" style:family="graphic" style:parent-style-name="objectwithoutfill">
      <style:graphic-properties draw:stroke="dash" draw:stroke-dash="Ultrafine_20_Dashed" svg:stroke-width="0.051cm" draw:marker-start-width="0.279cm" draw:marker-end="Arrow" draw:marker-end-width="0.229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077cm" svg:height="3.095cm" svg:x="0.929cm" svg:y="3.504cm">
          <draw:text-box>
            <text:p>v = 1;</text:p>
            <text:p/>
            <text:p/>
            <text:p>x = 1;</text:p>
          </draw:text-box>
        </draw:frame>
        <draw:frame draw:style-name="gr1" draw:layer="layout" svg:width="2.288cm" svg:height="3.095cm" svg:x="5.02cm" svg:y="3.45cm">
          <draw:text-box>
            <text:p>r1 = x;</text:p>
            <text:p/>
            <text:p/>
            <text:p>y = 1; </text:p>
          </draw:text-box>
        </draw:frame>
        <draw:frame draw:style-name="gr1" draw:layer="layout" svg:width="2.466cm" svg:height="3.095cm" svg:x="9.765cm" svg:y="3.555cm">
          <draw:text-box>
            <text:p>r2 = y;</text:p>
            <text:p/>
            <text:p/>
            <text:p>r3 = v; </text:p>
          </draw:text-box>
        </draw:frame>
        <draw:frame draw:style-name="gr1" draw:layer="layout" svg:width="1.899cm" svg:height="0.962cm" svg:x="2.889cm" svg:y="1.235cm">
          <draw:text-box>
            <text:p>v = 0</text:p>
          </draw:text-box>
        </draw:frame>
        <draw:line draw:style-name="gr2" draw:text-style-name="P1" draw:layer="layout" svg:x1="2.83cm" svg:y1="6.107cm" svg:x2="5.118cm" svg:y2="3.958cm">
          <text:p/>
        </draw:line>
        <draw:line draw:style-name="gr2" draw:text-style-name="P1" draw:layer="layout" svg:x1="6.082cm" svg:y1="4.239cm" svg:x2="6.082cm" svg:y2="5.736cm">
          <text:p/>
        </draw:line>
        <draw:line draw:style-name="gr2" draw:text-style-name="P1" draw:layer="layout" svg:x1="6.99cm" svg:y1="6.061cm" svg:x2="9.819cm" svg:y2="4.185cm">
          <text:p/>
        </draw:line>
        <draw:line draw:style-name="gr2" draw:text-style-name="P1" draw:layer="layout" svg:x1="10.906cm" svg:y1="4.338cm" svg:x2="10.906cm" svg:y2="5.863cm">
          <text:p/>
        </draw:line>
        <draw:path draw:style-name="gr3" draw:layer="layout" svg:width="7.357cm" svg:height="5.088cm" draw:transform="rotate (0.112224670903235) translate (4.66080676957646cm 1.614285416794cm)" svg:viewBox="0 0 7358 5089" svg:d="m0 2c401-30 2757 324 3155 355 355 28 1288 133 1641 185 435 62 1514 179 1752 325 148 141 694 936 770 1110 130 187-105 721-29 937 45 128-705 2175-705 2175">
          <text:p/>
        </draw:path>
        <draw:frame draw:style-name="gr4" draw:text-style-name="P2" draw:layer="layout" svg:width="0.891cm" svg:height="0.962cm" svg:x="6.564cm" svg:y="0.8cm">
          <draw:text-box>
            <text:p><text:span text:style-name="T1">rf</text:span></text:p>
          </draw:text-box>
        </draw:frame>
        <draw:frame draw:style-name="gr1" draw:text-style-name="P2" draw:layer="layout" svg:width="0.891cm" svg:height="0.962cm" svg:x="3.167cm" svg:y="4.483cm">
          <draw:text-box>
            <text:p><text:span text:style-name="T1">rf</text:span></text:p>
          </draw:text-box>
        </draw:frame>
        <draw:frame draw:style-name="gr1" draw:text-style-name="P2" draw:layer="layout" svg:width="0.891cm" svg:height="0.962cm" svg:x="7.666cm" svg:y="4.504cm">
          <draw:text-box>
            <text:p><text:span text:style-name="T1">rf</text:span></text:p>
          </draw:text-box>
        </draw:frame>
        <draw:frame draw:style-name="gr5" draw:text-style-name="P2" draw:layer="layout" svg:width="1.171cm" svg:height="1.016cm" svg:x="5.047cm" svg:y="4.485cm">
          <draw:text-box>
            <text:p><text:span text:style-name="T1">sb</text:span></text:p>
          </draw:text-box>
        </draw:frame>
        <draw:frame draw:style-name="gr5" draw:text-style-name="P2" draw:layer="layout" svg:width="1.171cm" svg:height="1.016cm" svg:x="9.848cm" svg:y="4.485cm">
          <draw:text-box>
            <text:p><text:span text:style-name="T1">sb</text:span></text:p>
          </draw:text-box>
        </draw:frame>
        <draw:line draw:style-name="gr6" draw:text-style-name="P1" draw:layer="layout" svg:x1="3.772cm" svg:y1="1.997cm" svg:x2="1.945cm" svg:y2="3.577cm">
          <text:p/>
        </draw:line>
        <draw:frame draw:style-name="gr5" draw:text-style-name="P2" draw:layer="layout" svg:width="1.397cm" svg:height="1.016cm" svg:x="2.053cm" svg:y="2.018cm">
          <draw:text-box>
            <text:p><text:span text:style-name="T1">hb</text:span></text:p>
          </draw:text-box>
        </draw:frame>
        <draw:line draw:style-name="gr2" draw:text-style-name="P1" draw:layer="layout" svg:x1="1.883cm" svg:y1="4.239cm" svg:x2="1.883cm" svg:y2="5.736cm">
          <text:p/>
        </draw:line>
        <draw:frame draw:style-name="gr5" draw:text-style-name="P2" draw:layer="layout" svg:width="1.171cm" svg:height="1.016cm" svg:x="0.848cm" svg:y="4.485cm">
          <draw:text-box>
            <text:p><text:span text:style-name="T1">sb</text:span></text:p>
          </draw:text-box>
        </draw:frame>
        <draw:path draw:style-name="gr7" draw:text-style-name="P1" draw:layer="layout" svg:width="4.533cm" svg:height="9.052cm" draw:transform="rotate (1.81130269771972) translate (3.66843424756498cm 7.92705568752639cm)" svg:viewBox="0 0 4534 9053" svg:d="m0 8153c157-22 1097 661 1269 712 133 40 703 204 840 187 172-21 263-29 331-161 75-148 479-1789 523-1986 38-178 308-1248 353-1385 51-156 178-733 223-857 48-131 948-3861 990-4035 31-131-80-564-80-564l-39-6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4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8T10:50:51</dc:date>
    <dc:creator>Peizhao Ou</dc:creator>
    <meta:editing-duration>PT18M23S</meta:editing-duration>
    <meta:editing-cycles>15</meta:editing-cycles>
    <meta:generator>LibreOffice/3.5$Linux_X86_64 LibreOffice_project/350m1$Build-2</meta:generator>
    <meta:document-statistic meta:object-count="19"/>
  </office:meta>
</office:document-meta>
</file>